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3.052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469b" officeooo:paragraph-rsid="000a469b"/>
    </style:style>
    <style:style style:name="P2" style:family="paragraph" style:parent-style-name="Standard">
      <style:text-properties officeooo:rsid="000b76ce" officeooo:paragraph-rsid="000b76ce"/>
    </style:style>
    <style:style style:name="P3" style:family="paragraph" style:parent-style-name="Standard">
      <style:text-properties officeooo:rsid="000b76ce" officeooo:paragraph-rsid="000d5ce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b76ce" officeooo:paragraph-rsid="000b76ce" style:font-weight-asian="bold" style:font-weight-complex="bold"/>
    </style:style>
    <style:style style:name="P5" style:family="paragraph" style:parent-style-name="Standard">
      <style:text-properties officeooo:rsid="000e2548" officeooo:paragraph-rsid="000e2548"/>
    </style:style>
    <style:style style:name="P6" style:family="paragraph" style:parent-style-name="Standard">
      <style:text-properties officeooo:rsid="000f8182" officeooo:paragraph-rsid="000f8182"/>
    </style:style>
    <style:style style:name="P7" style:family="paragraph" style:parent-style-name="Standard">
      <style:text-properties officeooo:rsid="000f9b50" officeooo:paragraph-rsid="000f9b50"/>
    </style:style>
    <style:style style:name="P8" style:family="paragraph" style:parent-style-name="Table_20_Contents">
      <style:text-properties officeooo:rsid="000a469b" officeooo:paragraph-rsid="000a46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vin Passmore</text:p>
      <text:p text:style-name="P1">ECE 5460</text:p>
      <text:p text:style-name="P1">Homework 1</text:p>
      <text:p text:style-name="P1"/>
      <text:p text:style-name="P1">Problem 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8822554996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Full Custom</text:p>
          </table:table-cell>
          <table:table-cell table:style-name="Table1.C1" office:value-type="string">
            <text:p text:style-name="P8">Standard Cell</text:p>
          </table:table-cell>
        </table:table-row>
        <table:table-row table:style-name="TableLine94588225549968">
          <table:table-cell table:style-name="Table1.A2" office:value-type="string">
            <text:p text:style-name="P8">Design Time:</text:p>
          </table:table-cell>
          <table:table-cell table:style-name="Table1.A2" office:value-type="string">
            <text:p text:style-name="P8">Very time consuming, several man-months</text:p>
          </table:table-cell>
          <table:table-cell table:style-name="Table1.C2" office:value-type="string">
            <text:p text:style-name="P8">A lower design time then full custom, but higher than full automation</text:p>
          </table:table-cell>
        </table:table-row>
        <table:table-row table:style-name="TableLine94588225549968">
          <table:table-cell table:style-name="Table1.A2" office:value-type="string">
            <text:p text:style-name="P8">Flexibility:</text:p>
          </table:table-cell>
          <table:table-cell table:style-name="Table1.A2" office:value-type="string">
            <text:p text:style-name="P8">Very flexible </text:p>
          </table:table-cell>
          <table:table-cell table:style-name="Table1.C2" office:value-type="string">
            <text:p text:style-name="P8">Moderately flexible</text:p>
          </table:table-cell>
        </table:table-row>
        <table:table-row table:style-name="TableLine94588225549968">
          <table:table-cell table:style-name="Table1.A2" office:value-type="string">
            <text:p text:style-name="P8">Density:</text:p>
          </table:table-cell>
          <table:table-cell table:style-name="Table1.A2" office:value-type="string">
            <text:p text:style-name="P8">High density designs</text:p>
          </table:table-cell>
          <table:table-cell table:style-name="Table1.C2" office:value-type="string">
            <text:p text:style-name="P8">Density is determined by the standard cell size, and cannot be changed later</text:p>
          </table:table-cell>
        </table:table-row>
      </table:table>
      <text:p text:style-name="P1"/>
      <text:p text:style-name="P2">Problem 2</text:p>
      <text:p text:style-name="P2"/>
      <text:p text:style-name="P7">BB^T represents the connections between j and I.</text:p>
      <text:p text:style-name="P2"/>
      <text:p text:style-name="P2">Problem 3</text:p>
      <text:p text:style-name="P2"/>
      <text:p text:style-name="P5">I arranged them in the following order based on how quickly they get large</text:p>
      <text:p text:style-name="P4">Best</text:p>
      <text:p text:style-name="P2">n</text:p>
      <text:p text:style-name="P2">n log^2 n</text:p>
      <text:p text:style-name="P3">n sqrt(n)</text:p>
      <text:p text:style-name="P3">n^2</text:p>
      <text:p text:style-name="P3">n^2 log n</text:p>
      <text:p text:style-name="P3">n^(log n)</text:p>
      <text:p text:style-name="P3">2^n</text:p>
      <text:p text:style-name="P3">n^(0.5n)</text:p>
      <text:p text:style-name="P3">n^99</text:p>
      <text:p text:style-name="P4">Worst</text:p>
      <text:p text:style-name="P2"/>
      <text:p text:style-name="P5">Problem 4</text:p>
      <text:p text:style-name="P5"><text:tab/>A) O(n^2 + n log n + n)</text:p>
      <text:p text:style-name="P5"><text:tab/>B) O(n^2 + n sqrt(n)</text:p>
      <text:p text:style-name="P5"><text:tab/>C) O(n log_e n + log_2 n)</text:p>
      <text:p text:style-name="P5"><text:tab/>D) O(2^n + e^n)</text:p>
      <text:p text:style-name="P5"/>
      <text:p text:style-name="P6">Problem 5</text:p>
      <text:p text:style-name="P6"><text:tab/>A) The Big O notation is said to be an ‘upper bound’ as well as ‘in order to be informative, its is customary to choose g(n) to be as small a function of n as one can come up with such that f(n) = O(g(n)).’ Therefore if f(n) = O(g(n)) implies g(n) = O(f(n)) because g(n) is the smallest upper bound of f(n).</text:p>
      <text:p text:style-name="P6"><text:tab/>B) If f(n) = O(g(n)), then g(n) = O(f(n)). and g(n) = O(h(n)), therefore g(n) = O(f(n)) = O(h(n)). Then f(n) = O(g(n)) = O(h(n))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58:00.301203836</meta:creation-date>
    <dc:date>2022-09-12T09:45:14.750592654</dc:date>
    <meta:editing-duration>PT26M53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1" meta:paragraph-count="38" meta:word-count="212" meta:character-count="1082" meta:non-whitespace-character-count="901"/>
  </office:meta>
</office:document-meta>
</file>